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159.99mm" svg:height="89.99mm" svg:x="132.89mm" svg:y="21.45mm">
            <loext:p draw:notify-on-update-of-ranges="Arkusz1.A1:Arkusz1.A30 Arkusz1.B1:Arkusz1.B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1+LOG([.A1];[.E$1])" office:value-type="float" office:value="1" calcext:value-type="float">
            <text:p>1</text:p>
          </table:table-cell>
          <table:table-cell/>
          <table:table-cell office:value-type="string" calcext:value-type="string">
            <text:p>Podstaw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+LOG([.A2];[.E$1])" office:value-type="float" office:value="1.30102999566398" calcext:value-type="float">
            <text:p>1,301029995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+LOG([.A3];[.E$1])" office:value-type="float" office:value="1.47712125471966" calcext:value-type="float">
            <text:p>1,477121254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+LOG([.A4];[.E$1])" office:value-type="float" office:value="1.60205999132796" calcext:value-type="float">
            <text:p>1,602059991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+LOG([.A5];[.E$1])" office:value-type="float" office:value="1.69897000433602" calcext:value-type="float">
            <text:p>1,698970004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+LOG([.A6];[.E$1])" office:value-type="float" office:value="1.77815125038364" calcext:value-type="float">
            <text:p>1,778151250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+LOG([.A7];[.E$1])" office:value-type="float" office:value="1.84509804001426" calcext:value-type="float">
            <text:p>1,8450980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+LOG([.A8];[.E$1])" office:value-type="float" office:value="1.90308998699194" calcext:value-type="float">
            <text:p>1,90308998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+LOG([.A9];[.E$1])" office:value-type="float" office:value="1.95424250943932" calcext:value-type="float">
            <text:p>1,954242509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+LOG([.A10];[.E$1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+LOG([.A11];[.E$1])" office:value-type="float" office:value="2.04139268515822" calcext:value-type="float">
            <text:p>2,041392685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+LOG([.A12];[.E$1])" office:value-type="float" office:value="2.07918124604762" calcext:value-type="float">
            <text:p>2,07918124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+LOG([.A13];[.E$1])" office:value-type="float" office:value="2.11394335230684" calcext:value-type="float">
            <text:p>2,113943352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+LOG([.A14];[.E$1])" office:value-type="float" office:value="2.14612803567824" calcext:value-type="float">
            <text:p>2,146128035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+LOG([.A15];[.E$1])" office:value-type="float" office:value="2.17609125905568" calcext:value-type="float">
            <text:p>2,176091259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+LOG([.A16];[.E$1])" office:value-type="float" office:value="2.20411998265592" calcext:value-type="float">
            <text:p>2,204119982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+LOG([.A17];[.E$1])" office:value-type="float" office:value="2.23044892137827" calcext:value-type="float">
            <text:p>2,230448921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+LOG([.A18];[.E$1])" office:value-type="float" office:value="2.25527250510331" calcext:value-type="float">
            <text:p>2,255272505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+LOG([.A19];[.E$1])" office:value-type="float" office:value="2.27875360095283" calcext:value-type="float">
            <text:p>2,27875360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+LOG([.A20];[.E$1])" office:value-type="float" office:value="2.30102999566398" calcext:value-type="float">
            <text:p>2,3010299957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+LOG([.A21];[.E$1])" office:value-type="float" office:value="2.32221929473392" calcext:value-type="float">
            <text:p>2,322219294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+LOG([.A22];[.E$1])" office:value-type="float" office:value="2.34242268082221" calcext:value-type="float">
            <text:p>2,342422680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+LOG([.A23];[.E$1])" office:value-type="float" office:value="2.36172783601759" calcext:value-type="float">
            <text:p>2,36172783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+LOG([.A24];[.E$1])" office:value-type="float" office:value="2.38021124171161" calcext:value-type="float">
            <text:p>2,380211241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+LOG([.A25];[.E$1])" office:value-type="float" office:value="2.39794000867204" calcext:value-type="float">
            <text:p>2,3979400087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+LOG([.A26];[.E$1])" office:value-type="float" office:value="2.41497334797082" calcext:value-type="float">
            <text:p>2,41497334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+LOG([.A27];[.E$1])" office:value-type="float" office:value="2.43136376415899" calcext:value-type="float">
            <text:p>2,431363764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+LOG([.A28];[.E$1])" office:value-type="float" office:value="2.44715803134222" calcext:value-type="float">
            <text:p>2,447158031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+LOG([.A29];[.E$1])" office:value-type="float" office:value="2.46239799789896" calcext:value-type="float">
            <text:p>2,462397997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+LOG([.A30];[.E$1])" office:value-type="float" office:value="2.47712125471966" calcext:value-type="float">
            <text:p>2,477121254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l H</meta:initial-creator>
    <meta:creation-date>2017-08-15T02:10:19.701853850</meta:creation-date>
    <dc:date>2017-08-15T02:20:03.367535006</dc:date>
    <dc:creator>Rafal H</dc:creator>
    <meta:editing-duration>PT9M43S</meta:editing-duration>
    <meta:editing-cycles>1</meta:editing-cycles>
    <meta:document-statistic meta:table-count="1" meta:cell-count="6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52cm" svg:y="4.201cm" style:legend-expansion="high" chart:style-name="ch2"/>
        <chart:plot-area chart:style-name="ch3" table:cell-range-address="Arkusz1.A1:Arkusz1.B30" chart:data-source-has-labels="column" svg:x="0.32cm" svg:y="0.18cm" svg:width="12.912cm" svg:height="8.64cm">
          <chartooo:coordinate-region svg:x="1.047cm" svg:y="0.379cm" svg:width="12.185cm" svg:height="7.794cm"/>
          <chart:axis chart:dimension="x" chart:name="primary-x" chart:style-name="ch4" chartooo:axis-type="auto">
            <chartooo:date-scale/>
            <chart:categories table:cell-range-address="Arkusz1.A1:Arkusz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1:Arkusz1.B30" chart:class="chart:ba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rkusz1.A1:Arkusz1.A30</svg:desc>
                </draw:g>
              </table:table-cell>
              <table:table-cell office:value-type="float" office:value="1">
                <text:p>1</text:p>
                <draw:g>
                  <svg:desc>Arkusz1.B1:Arkusz1.B3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60205999132796">
                <text:p>1.6020599913279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84509804001426">
                <text:p>1.845098040014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95424250943932">
                <text:p>1.954242509439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04139268515822">
                <text:p>2.0413926851582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07918124604762">
                <text:p>2.0791812460476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.11394335230684">
                <text:p>2.1139433523068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.14612803567824">
                <text:p>2.1461280356782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17609125905568">
                <text:p>2.1760912590556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20411998265592">
                <text:p>2.2041199826559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.23044892137827">
                <text:p>2.230448921378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.25527250510331">
                <text:p>2.2552725051033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27875360095283">
                <text:p>2.2787536009528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30102999566398">
                <text:p>2.3010299956639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32221929473392">
                <text:p>2.3222192947339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34242268082221">
                <text:p>2.3424226808222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36172783601759">
                <text:p>2.3617278360175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.38021124171161">
                <text:p>2.3802112417116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39794000867204">
                <text:p>2.3979400086720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.41497334797082">
                <text:p>2.4149733479708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.43136376415899">
                <text:p>2.4313637641589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.44715803134222">
                <text:p>2.4471580313422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.46239799789896">
                <text:p>2.462397997898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47712125471966">
                <text:p>2.477121254719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